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Footnote">
      <style:paragraph-properties fo:text-align="justify" style:justify-single-word="false"/>
    </style:style>
    <style:style style:name="P9" style:family="paragraph" style:parent-style-name="Footnote">
      <style:paragraph-properties fo:margin-left="0cm" fo:margin-right="0cm" fo:text-align="justify" style:justify-single-word="false" fo:text-indent="0cm" style:auto-text-indent="false">
        <style:tab-stops/>
      </style:paragraph-properties>
    </style:style>
    <style:style style:name="P10" style:family="paragraph" style:parent-style-name="Footnote">
      <style:paragraph-properties fo:margin-left="0cm" fo:margin-right="0cm" fo:text-indent="0cm" style:auto-text-indent="false">
        <style:tab-stops/>
      </style:paragraph-properties>
    </style:style>
    <style:style style:name="P11" style:family="paragraph" style:parent-style-name="Note_20_de_20_bas_20_de_20_page">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n" fo:country="US"/>
    </style:style>
    <style:style style:name="P14" style:family="paragraph" style:parent-style-name="Text_20_body">
      <style:paragraph-properties fo:line-height="100%"/>
      <style:text-properties style:font-name="Courier 10 Pitch" fo:font-size="10pt" style:font-size-asian="10pt" style:font-size-complex="10pt"/>
    </style:style>
    <style:style style:name="P15"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6" style:family="paragraph" style:parent-style-name="Text_20_body">
      <style:paragraph-properties fo:line-height="100%"/>
      <style:text-properties style:font-name="Courier 10 Pitch" fo:font-size="10pt" fo:language="en" fo:country="US" style:font-size-asian="10pt" style:font-size-complex="10pt"/>
    </style:style>
    <style:style style:name="P17"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8" style:family="paragraph" style:parent-style-name="Text_20_body">
      <style:paragraph-properties fo:line-height="100%"/>
    </style:style>
    <style:style style:name="P19" style:family="paragraph" style:parent-style-name="Text_20_body">
      <style:paragraph-properties fo:line-height="100%" fo:text-align="start" style:justify-single-word="false"/>
    </style:style>
    <style:style style:name="P20"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1" style:family="paragraph" style:parent-style-name="Standard" style:list-style-name="L1">
      <style:paragraph-properties fo:text-align="justify" style:justify-single-word="false"/>
      <style:text-properties fo:language="en" fo:country="US"/>
    </style:style>
    <style:style style:name="P22" style:family="paragraph" style:parent-style-name="Contents_20_6">
      <style:paragraph-properties>
        <style:tab-stops>
          <style:tab-stop style:position="13.504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6">
      <style:paragraph-properties fo:break-before="page"/>
    </style:style>
    <style:style style:name="P25" style:family="paragraph" style:parent-style-name="Heading_20_6">
      <style:paragraph-properties fo:break-before="page"/>
      <style:text-properties fo:language="en" fo:country="US"/>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Contents_20_4">
      <style:paragraph-properties>
        <style:tab-stops>
          <style:tab-stop style:position="14.503cm" style:type="right" style:leader-style="dotted" style:leader-text="."/>
        </style:tab-stops>
      </style:paragraph-properties>
    </style:style>
    <style:style style:name="P31" style:family="paragraph" style:parent-style-name="Contents_20_5">
      <style:paragraph-properties>
        <style:tab-stops>
          <style:tab-stop style:position="14.0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style:font-name-complex="Times New Roman"/>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language="en" fo:country="US"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niversité paris 8</text:p>
      <text:p text:style-name="P2">IUT MONTREUIL</text:p>
      <text:p text:style-name="P2"/>
      <text:p text:style-name="P3">Projet Bomberdose</text:p>
      <text:p text:style-name="P5">Réalisé par Quentin Leuly (GI), Francisco Micaelli (IN), Olivier Solliec (IN)</text:p>
      <text:p text:style-name="P5">Tuteur : Dario Vieira</text:p>
      <text:p text:style-name="P5">Le XX avril 2010</text:p>
      <text:p text:style-name="Standard"/>
      <text:p text:style-name="Standard">à mettre en page, j'ai la flemme</text:p>
      <text:p text:style-name="P1"/>
      <text:h text:style-name="P23" text:outline-level="1">Résumé du rapport</text:h>
      <text:p text:style-name="Standard">(on fera a la fin)</text:p>
      <text:p text:style-name="Standard"/>
      <text:h text:style-name="P23" text:outline-level="1">Summary</text:h>
      <text:p text:style-name="Standard">pareil</text:p>
      <text:p text:style-name="Standard"/>
      <text:p text:style-name="Standard"/>
      <text:p text:style-name="Standard"/>
      <text:p text:style-name="Contents_20_1"/>
      <text:p text:style-name="P2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Sommaire</text:p>
          </text:index-title>
          <text:p text:style-name="P27">Résumé du rapport<text:tab/>3</text:p>
          <text:p text:style-name="P27">Summary<text:tab/>4</text:p>
          <text:p text:style-name="P27">Introduction<text:tab/>7</text:p>
          <text:p text:style-name="P28">IJustification du projet<text:tab/>7</text:p>
          <text:p text:style-name="P28">IIAnalyse de l'existant<text:tab/>7</text:p>
          <text:p text:style-name="P29">AJeu original<text:tab/>7</text:p>
          <text:p text:style-name="P29">BProjets concurrents/voisins<text:tab/>8</text:p>
          <text:p text:style-name="P27">Développement<text:tab/>8</text:p>
          <text:p text:style-name="P28">ILa démarche<text:tab/>8</text:p>
          <text:p text:style-name="P29">ALa répartition des tâches<text:tab/>8</text:p>
          <text:p text:style-name="P29">BUtilisation d'outils de contrôle de version<text:tab/>9</text:p>
          <text:p text:style-name="P29">CDifficultés rencontrées et changements des spécifications techniques<text:tab/>10</text:p>
          <text:p text:style-name="P28">IILa réalisation<text:tab/>10</text:p>
          <text:p text:style-name="P29">ALe cahier des charges<text:tab/>10</text:p>
          <text:p text:style-name="P29">BManuel utilisateur<text:tab/>10</text:p>
          <text:p text:style-name="P31">aDescription générale du jeu<text:tab/>10</text:p>
          <text:p text:style-name="P31">bConfiguration serveur<text:tab/>11</text:p>
          <text:p text:style-name="P31">cConfiguration client<text:tab/>11</text:p>
          <text:p text:style-name="P31">dUne partie<text:tab/>12</text:p>
          <text:p text:style-name="P31">eLes objets<text:tab/>12</text:p>
          <text:p text:style-name="P29">CLa conception générale et détaillée de l'application<text:tab/>13</text:p>
          <text:p text:style-name="P30">1La communication<text:tab/>13</text:p>
          <text:p text:style-name="P31">aCoté serveur<text:tab/>13</text:p>
          <text:p text:style-name="P31">bCôté client<text:tab/>13</text:p>
          <text:p text:style-name="P31">cPorts utilisés<text:tab/>14</text:p>
          <text:p text:style-name="P31">dLes threads<text:tab/>14</text:p>
          <text:p text:style-name="P31">eLes Mutex<text:tab/>14</text:p>
          <text:p text:style-name="P31">fLes packets<text:tab/>15</text:p>
          <text:p text:style-name="P29">DLa réalisation et la validation de l'application (En gros c'est le codage, et les tests?)<text:tab/>15</text:p>
          <text:p text:style-name="P30">1Le C++<text:tab/>15</text:p>
          <text:p text:style-name="P30">2La SFML<text:tab/>15</text:p>
          <text:p text:style-name="P30">3Le moteur de jeu<text:tab/>16</text:p>
          <text:p text:style-name="P31">aBomberdose<text:tab/>17</text:p>
          <text:p text:style-name="P31">bPlateau<text:tab/>17</text:p>
          <text:p text:style-name="P31">cJoueur<text:tab/>17</text:p>
          <text:p text:style-name="P31">dServer<text:tab/>18</text:p>
          <text:p text:style-name="P31">eSclient<text:tab/>18</text:p>
          <text:p text:style-name="P31">fStructure de données ToClient.h<text:tab/>18</text:p>
          <text:p text:style-name="P30">4Les macros<text:tab/>18</text:p>
          <text:p text:style-name="P30">5Le client<text:tab/>18</text:p>
          <text:p text:style-name="P31">aClient<text:tab/>18</text:p>
          <text:p text:style-name="P31">bStructure de données ToServer.h<text:tab/>19</text:p>
          <text:p text:style-name="P27">Conclusion générale<text:tab/>19</text:p>
          <text:p text:style-name="P27">Bibliographie<text:tab/>21</text:p>
          <text:p text:style-name="P27">Glossaire<text:tab/>22</text:p>
          <text:p text:style-name="P27">Annexes<text:tab/>23</text:p>
          <text:p text:style-name="P22">Annexe 1 : Licence New BSD<text:tab/>24</text:p>
          <text:p text:style-name="P22"><text:soft-page-break/>Annexe 3 : Structure de données ToClient et surcharge d'opérateurs<text:tab/>25</text:p>
          <text:p text:style-name="P22">Annexe 4 : Structure de données ToServer et surcharge d'opérateurs<text:tab/>26</text:p>
        </text:index-body>
      </text:table-of-content>
      <text:p text:style-name="P22"/>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8">http://code.google.com/p/bomberdose/</text:p></text:note-body></text:note></text:span> en licence new BSD<text:span text:style-name="Appel_20_note_20_de_20_bas_20_de_20_p."><text:note text:id="ftn3" text:note-class="footnote"><text:note-citation>3</text:note-citation><text:note-body><text:p text:style-name="P8">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8">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0"><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h text:style-name="Heading_20_5" text:outline-level="5">Description générale du jeu</text:h>
      <text:p text:style-name="Text_20_body">Bienvenue dans le jeu du Bomberdose !</text:p>
      <text:p text:style-name="Text_20_body">Bomberdose est un jeu multi-joueurs en réseau, en temps réel, où il faut poser des bombes <text:soft-page-break/>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h text:style-name="Heading_20_5" text:outline-level="5">Configuration serveur</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h text:style-name="Heading_20_5" text:outline-level="5">Configuration client</text:h>
      <text:p text:style-name="Text_20_body">Une fois tout ceci terminé, il faut lancer un client par joueur souhaitant se connecter au serveur. Il est nécessaire d'avoir autant de clients que le nombre de joueurs entré au lancement <text:soft-page-break/>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Heading_20_5" text:outline-level="5">Une partie</text:h>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Heading_20_5" text:outline-level="5">Les objets</text:h>
      <text:p text:style-name="Text_20_body">Bonus bombe : permet aux joueurs qui les ramassent d'augmenter le nombre de bombes qu'ils peuvent poser</text:p>
      <text:p text:style-name="Text_20_body">Bonus flamme : ce bonus augmente d'une case la portée des bombes du joueur qui en bénéficie.</text:p>
      <text:p text:style-name="Text_20_body">Bonus roller : permet d'augmenter s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Flamme : Engendrées par les bombes, les flammes constituent un élément mortel pour les joueurs. En effet, si ceux ci avancent sur une flamme ou se trouvent dans son rayon d'action, ils meurent.</text:p>
      <text:p text:style-name="Text_20_body">Mur incassable : stoppe les flammes, utile pour se protéger</text:p>
      <text:p text:style-name="Text_20_body">Mur cassable : stoppe les flammes mais se fait détruire si celles ci le touchent. A l'intérieur <text:soft-page-break/>peuvent se trouver des bonus comme des malus.</text:p>
      <text:p text:style-name="Text_20_body">Joueur : tous les joueurs sont traversables par les autres joueurs.</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0"><text:s/>Transmission Control Protocol, est un protocole de transport fiable en mode connecté, qui permet d'envoyer des données à l'aide de sockets</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3" text:note-class="footnote"><text:note-citation>13</text:note-citation><text:note-body><text:p text:style-name="P10"><text:s/>Se reporter à l'annexe 4, struct ToClient.h</text:p></text:note-body></text:note></text:span>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0"><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5" text:note-class="footnote"><text:note-citation>15</text:note-citation><text:note-body><text:p text:style-name="P10"><text:s/>Se reporter à l'annexe 5, struct ToServer.h</text:p></text:note-body></text:note></text:span>.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soft-page-break/>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0"><text:s/>Permet d'effectuer plusieurs instructions en parallèl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10"><text:s/>MUTual Exclusion, exclusion mutuell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atif d'ajouter un drapeau qui signale à un processus que l'accès à une variable est en cours, et qui dit à (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text:soft-page-break/>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8" text:note-class="footnote"><text:note-citation>18</text:note-citation><text:note-body><text:p text:style-name="P10"><text:s/>Consulter annexe 4 et 5 pour plus d'information.</text:p></text:note-body></text:note></text:span>.</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text:soft-page-break/>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1">append(const void *Data, std::size_t 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0" text:note-class="footnote"><text:note-citation>20</text:note-citation><text:note-body><text:p text:style-name="P10"><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MultiCast comme en java<text:span text:style-name="Appel_20_note_20_de_20_bas_20_de_20_p."><text:note text:id="ftn21" text:note-class="footnote"><text:note-citation>21</text:note-citation><text:note-body><text:p text:style-name="P10"><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22" text:note-class="footnote"><text:note-citation>22</text:note-citation><text:note-body><text:p text:style-name="P10"><text:s/>Se rapporter à l'annexe 2, Diagramme de classe Moteur</text:p></text:note-body></text:note></text:span></text:h>
      <text:p text:style-name="Text_20_body">Le concept de « moteur de jeu » est très flou. La définition générale est « Un moteur de jeu est 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2">http://fr.wikipedia.org/wiki/Moteur_de_jeux</text:span></text:span></text:p></text:note-body></text:note></text:span> ». <text:soft-page-break/>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Joueur</text:h>
      <text:p text:style-name="Text_20_body">La classe Joueur représente un joueur. Elle contient toutes les informations sur un joueur, telles que son score, sa position, la puissance de ses bombes et sa vitesse. Elle a aussi un pointeur<text:span text:style-name="Appel_20_note_20_de_20_bas_20_de_20_p."><text:note text:id="ftn24" text:note-class="footnote"><text:note-citation>24</text:note-citation><text:note-body><text:p text:style-name="Note_20_de_20_bas_20_de_20_page"><text:s/>Elément en C++ qui permet de manipuler directement les adresses.</text:p></text:note-body></text:note></text:span> vers le plateau que tous les joueurs partagent. </text:p>
      <text:p text:style-name="Text_20_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Heading_20_5" text:outline-level="5"><text:soft-page-break/>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p text:style-name="Text_20_body">Difficulté rencontrée : le partage de variables entre les différents threads.</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span text:style-name="Appel_20_note_20_de_20_bas_20_de_20_p."><text:note text:id="ftn25" text:note-class="footnote"><text:note-citation>25</text:note-citation><text:note-body><text:p text:style-name="Footnote">Annexe 4, struct ToClient.h</text:p></text:note-body></text:note></text:span></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Le client<text:span text:style-name="Appel_20_note_20_de_20_bas_20_de_20_p."><text:note text:id="ftn26" text:note-class="footnote"><text:note-citation>26</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text:soft-page-break/>« ThreadEcoute », qui reçoit les données de parties et une sous classe d'envoi, « Envoi », qui envoie les intentions des joueurs en fonction des écouteurs des boutons appuyés.</text:p>
      <text:h text:style-name="Heading_20_5" text:outline-level="5">Structure de données ToServer.h<text:span text:style-name="Appel_20_note_20_de_20_bas_20_de_20_p."><text:note text:id="ftn27" text:note-class="footnote"><text:note-citation>27</text:note-citation><text:note-body><text:p text:style-name="Footnote">Annexe 5, struct ToServer.h</text:p></text:note-body></text:note></text:span></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4" text:outline-level="4">Difficultés rencontrées</text:h>
      <text:h text:style-name="Heading_20_5" text:outline-level="5">Partage de variables entre les threads<text:note text:id="ftn0" text:note-class="footnote"><text:note-citation>28</text:note-citation><text:note-body><text:p text:style-name="Footnote">Problème rencontré lorsque un thread père partage un booléen avec ses fils (dans la classe Server, ThreadEcoute, ThreadEnvoi, et la classe Client et ThreadEcoute).</text:p></text:note-body></text:note></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Utilisation d'une fréquence importante du CPU dans les Threads<text:note text:id="ftn31" text:note-class="footnote"><text:note-citation>29</text:note-citation><text:note-body><text:p text:style-name="Footnote">Rencontré dans tous les Threads, dans leur méthode Run() plus précisément.</text:p></text:note-body></text:note></text:h>
      <text:p text:style-name="Text_20_body">Lorsqu'un while( true ) {} avec des instructions simples dans la boucle est lancé, cela utilise beaucoup de CPU (200% <text:s/>selon la commande top de ubuntu). En effet, la méthode boucle plus de 25000 fois en moins d'une seconde<text:note text:id="ftn30" text:note-class="footnote"><text:note-citation>30</text:note-citation><text:note-body><text:p text:style-name="Footnote">Test effectué sous Ubuntu 9.10 32 bits, CPU : intel core 2 duo T6400 @2.0ghz</text:p></text:note-body></text:note>.</text:p>
      <text:p text:style-name="Text_20_body">Solution : utilisation de sockets bloquantes dans les ThreadEcoute, ce qui permet d'attendre d'avoir un message entrant avant de boucler; utilisation de sf::sleep( unsigned integer ) dans le ThreadEnvoi qui permet d'endormir un thread pour un certain moment, en secondes.</text:p>
      <text:h text:style-name="Heading_20_5" text:outline-level="5"><text:soft-page-break/>Arrêt de la méthode Run() d'un Thread d'écoute<text:note text:id="ftn29" text:note-class="footnote"><text:note-citation>31</text:note-citation><text:note-body><text:p text:style-name="Footnote">Problème rencontré lors de la fin d'une partie lorsque les ThreadEcoute client et serveur doivent se terminer (la méthode run doit arriver à sa fin)</text:p></text:note-body></text:note></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 (Problème pas encore reglé tfacon)</text:p>
      <text:p text:style-name="Text_20_body"/>
      <text:h text:style-name="Heading_20_4" text:outline-level="4">Le produit final</text:h>
      <text:p text:style-name="Text_20_body">Beaucoup d’objectifs ont été atteint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veulent reprendre notre projet, ces malus seraient pas trop difficiles à implémenter.</text:p>
      <text:p text:style-name="Text_20_body">L’objectif que nous avons totalement abandonné est la gestion du son, par faute de temps, car nous avions d’autres parties plus importantes à faire marcher.</text:p>
      <text:p text:style-name="P12"/>
      <text:p text:style-name="P12"/>
      <text:h text:style-name="Heading_20_1" text:outline-level="1">Conclusion générale</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les pointeurs et références qui n'existent pas en java, mais aussi au niveau de la syntaxe <text:soft-page-break/>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23"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p text:style-name="Standard">http://www.cplusplus.com/reference/stl/</text:p>
      <text:h text:style-name="P23" text:outline-level="1">Glossaire</text:h>
      <text:p text:style-name="Text_20_body">Adresse IP</text:p>
      <text:p text:style-name="Text_20_body">Booléen</text:p>
      <text:p text:style-name="Text_20_body">Char/Characters/Caractères</text:p>
      <text:p text:style-name="Text_20_body">Client</text:p>
      <text:p text:style-name="Text_20_body">Const</text:p>
      <text:p text:style-name="Text_20_body">Ecouteur</text:p>
      <text:p text:style-name="Text_20_body">Evenement</text:p>
      <text:p text:style-name="Text_20_body">Int/integer</text:p>
      <text:p text:style-name="Text_20_body">MERISE</text:p>
      <text:p text:style-name="Text_20_body">Moteur</text:p>
      <text:p text:style-name="Text_20_body">MultiCast</text:p>
      <text:p text:style-name="Text_20_body">Mutex</text:p>
      <text:p text:style-name="Text_20_body">MVC</text:p>
      <text:p text:style-name="Text_20_body">OpenSource</text:p>
      <text:p text:style-name="Text_20_body">Packets</text:p>
      <text:p text:style-name="Text_20_body">Pointeur</text:p>
      <text:p text:style-name="Text_20_body">Référence</text:p>
      <text:p text:style-name="Text_20_body">Serveur/Server</text:p>
      <text:p text:style-name="Text_20_body">Sprites</text:p>
      <text:p text:style-name="Text_20_body">SVN</text:p>
      <text:p text:style-name="Text_20_body">Tableau de variables</text:p>
      <text:p text:style-name="Text_20_body">Thread</text:p>
      <text:p text:style-name="Text_20_body">UML</text:p>
      <text:p text:style-name="Text_20_body">Volatile</text:p>
      <text:h text:style-name="P23"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5" text:outline-level="6">Annexe 1 : Licence New BSD</text:h>
      <text:p text:style-name="P6">Copyright (c) &lt;year&gt;, &lt;copyright holder&gt;</text:p>
      <text:p text:style-name="P6">All rights reserved.</text:p>
      <text:p text:style-name="P6"/>
      <text:p text:style-name="P7">Redistribution and use in source and binary forms, with or without modification, are permitted provided that the following conditions are met:</text:p>
      <text:list xml:id="list1806163864" text:style-name="L1">
        <text:list-item>
          <text:p text:style-name="P21">Redistributions of source code must retain the above copyright notice, this list of conditions and the following disclaimer.</text:p>
        </text:list-item>
        <text:list-item>
          <text:p text:style-name="P21">Redistributions in binary form must reproduce the above copyright notice, this list of conditions and the following disclaimer in the documentation and/or other materials provided with the distribution.</text:p>
        </text:list-item>
        <text:list-item>
          <text:p text:style-name="P21">Neither the name of the &lt;organization&gt; nor the names of its contributors may be used to endorse or promote products derived from this software without specific prior written permission.</text:p>
        </text:list-item>
      </text:list>
      <text:p text:style-name="P6"/>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P13"/>
      <text:p text:style-name="Text_20_body">Il était nécessaire de choisir une licence parmi une dizaine<text:span text:style-name="Appel_20_note_20_de_20_bas_20_de_20_p."><text:note text:id="ftn28" text:note-class="footnote"><text:note-citation>32</text:note-citation><text:note-body><text:p text:style-name="P10"><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text:h text:style-name="P24" text:outline-level="6">Annexe 3 : Structure de données ToClient et surcharge d'opérateurs</text:h>
      <text:p text:style-name="P15">struct ToClient</text:p>
      <text:p text:style-name="P15">//Il s'agit des données transitant par UDP du serveur vers le client (d'où le nom de ToClient)</text:p>
      <text:p text:style-name="P15">{</text:p>
      <text:p text:style-name="P15"><text:s text:c="4"/>char* plateau;</text:p>
      <text:p text:style-name="P15"><text:s text:c="4"/>//Le plateau de jeu représenté par un tableau de char pour simplicité d'envoi</text:p>
      <text:p text:style-name="P15"><text:s text:c="4"/>bool j1;</text:p>
      <text:p text:style-name="P15"><text:s text:c="4"/>//L'état du joueur1 : true = vivant, false = mort</text:p>
      <text:p text:style-name="P15"><text:s text:c="4"/>unsigned int x1;</text:p>
      <text:p text:style-name="P15"><text:s text:c="4"/>//l'abscisse du joueur 1 (en pixel)</text:p>
      <text:p text:style-name="P15"><text:s text:c="4"/>unsigned int y1;</text:p>
      <text:p text:style-name="P15"><text:s text:c="4"/>//l'ordonnée du joueur 1 (en pixel)</text:p>
      <text:p text:style-name="P19"><text:span text:style-name="Police_20_par_20_défaut"><text:span text:style-name="T3"><text:s text:c="4"/></text:span></text:span><text:span text:style-name="Police_20_par_20_défaut"><text:span text:style-name="T4">bool j2;</text:span></text:span></text:p>
      <text:p text:style-name="P17"><text:s text:c="4"/>unsigned int x2;</text:p>
      <text:p text:style-name="P17"><text:s text:c="4"/>unsigned int y2;</text:p>
      <text:p text:style-name="P17"><text:s text:c="4"/>bool j3;</text:p>
      <text:p text:style-name="P17"><text:s text:c="4"/>unsigned int x3;</text:p>
      <text:p text:style-name="P17"><text:s text:c="4"/>unsigned int y3;</text:p>
      <text:p text:style-name="P17"><text:s text:c="4"/>bool j4;</text:p>
      <text:p text:style-name="P17"><text:s text:c="4"/>unsigned int x4;</text:p>
      <text:p text:style-name="P17"><text:s text:c="4"/>unsigned int y4;</text:p>
      <text:p text:style-name="P17">};</text:p>
      <text:p text:style-name="P17"/>
      <text:p text:style-name="P17">sf::Packet&amp; operator &gt;&gt;(sf::Packet&amp; Packet, ToClient&amp; T)</text:p>
      <text:p text:style-name="P15">//Surcharge d'opérateur &gt;&gt; pour extraire un ToClient d'un packet (du côté client, dans la classe ThreadEcoute plus précisément)</text:p>
      <text:p text:style-name="P15">{</text:p>
      <text:p text:style-name="P15"><text:s text:c="4"/>return Packet &gt;&gt; T.plateau &gt;&gt; T.j1 &gt;&gt; T.x1 &gt;&gt; T.y1&gt;&gt;T.j2 &gt;&gt; T.x2 &gt;&gt; T.y2 &gt;&gt; T.j3 &gt;&gt; T.x3 &gt;&gt; T.y3 &gt;&gt; T.j4 &gt;&gt; T.x4 &gt;&gt; T.y4;</text:p>
      <text:p text:style-name="P17">}</text:p>
      <text:p text:style-name="P17"/>
      <text:p text:style-name="P17">sf::Packet&amp; operator &lt;&lt;(sf::Packet&amp; Packet, const ToClient&amp; T)</text:p>
      <text:p text:style-name="P15">//surcharge d'opérateur &lt;&lt; pour mettre un ToClient dans un packet (du côté serveur, dans la classe ThreadEnvoi plus précisément)</text:p>
      <text:p text:style-name="P15">{</text:p>
      <text:p text:style-name="P15"><text:s text:c="4"/>return Packet &lt;&lt;T.plateau &lt;&lt; T.j1 &lt;&lt; T.x1 &lt;&lt; T.y1 &lt;&lt; T.j2 &lt;&lt; T.x2 &lt;&lt; T.y2 &lt;&lt; T.j3 &lt;&lt; T.x3 &lt;&lt; T.y3 &lt;&lt; T.j4 &lt;&lt; T.x4 &lt;&lt; T.y4;</text:p>
      <text:p text:style-name="P15">}</text:p>
      <text:p text:style-name="P15"/>
      <text:p text:style-name="P15"/>
      <text:h text:style-name="Heading_20_6" text:outline-level="6"><text:soft-page-break/>Annexe 4 : Structure de données ToServer et surcharge d'opérateurs</text:h>
      <text:p text:style-name="P14">struct ToServer</text:p>
      <text:p text:style-name="P14">//Il s'agit des données transitant par UDP des clients vers le serveur (d'où le nom de ToServer)</text:p>
      <text:p text:style-name="P14">{</text:p>
      <text:p text:style-name="P14"><text:s text:c="4"/>bool up;</text:p>
      <text:p text:style-name="P14"><text:s text:c="4"/>//indique que le joueur veut se déplacer vers le haut</text:p>
      <text:p text:style-name="P14"><text:s text:c="4"/>bool down;</text:p>
      <text:p text:style-name="P14"><text:s text:c="4"/>//indique que le joueur veut se déplacer vers le bas</text:p>
      <text:p text:style-name="P14"><text:s text:c="4"/>bool right;</text:p>
      <text:p text:style-name="P14"><text:s text:c="4"/>//indique que le joueur veut se déplacer vers la droite</text:p>
      <text:p text:style-name="P14"><text:s text:c="4"/>bool left;</text:p>
      <text:p text:style-name="P14"><text:s text:c="4"/>//indique que le joueur veut se déplacer vers la gauche</text:p>
      <text:p text:style-name="P14"><text:s text:c="4"/>bool bomb;</text:p>
      <text:p text:style-name="P14"><text:s text:c="4"/>//indique que le joueur veut poser une bombe</text:p>
      <text:p text:style-name="P16">};</text:p>
      <text:p text:style-name="P16"/>
      <text:p text:style-name="P16">sf::Packet&amp; operator &gt;&gt;(sf::Packet&amp; Packet, ToServer&amp; T)</text:p>
      <text:p text:style-name="P14">//surcharge d'opérateur &gt;&gt; pour extraire un ToServer d'un packet (du côté serveur, dans la classe ThreadEcoute plus précisément)</text:p>
      <text:p text:style-name="P16">{</text:p>
      <text:p text:style-name="P16"><text:s text:c="4"/>return Packet &gt;&gt;T.up &gt;&gt; T.down &gt;&gt; T.right&gt;&gt;T.left&gt;&gt;T.bomb;</text:p>
      <text:p text:style-name="P16">}</text:p>
      <text:p text:style-name="P16"/>
      <text:p text:style-name="P16">sf::Packet&amp; operator &lt;&lt;(sf::Packet&amp; Packet, const ToServer&amp; T)</text:p>
      <text:p text:style-name="P14">//surcharge d'opérateur &lt;&lt; pour ajouter un ToServer dans un packet (du côté client, dans la classe Envoi plus précisément)</text:p>
      <text:p text:style-name="P16">{</text:p>
      <text:p text:style-name="P16"><text:s text:c="4"/>return Packet &lt;&lt;T.up &lt;&lt; T.down &lt;&lt; T.right&lt;&lt; T.left&lt;&lt; T.bomb;</text:p>
      <text:p text:style-name="P18"><text:span text:style-name="Police_20_par_20_défaut"><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7</text:page-number>/<text:page-count>27</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6T18:13:29</dc:date>
    <meta:editing-cycles>309</meta:editing-cycles>
    <meta:editing-duration>PT19H16M55S</meta:editing-duration>
    <meta:document-statistic meta:table-count="0" meta:image-count="0" meta:object-count="0" meta:page-count="27" meta:paragraph-count="341" meta:word-count="6394" meta:character-count="39030"/>
    <meta:template xlink:type="simple" xlink:actuate="onRequest" xlink:title="" xlink:href="Normal.dotm"/>
  </office:meta>
</office:document-meta>
</file>